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705" officeooo:paragraph-rsid="0014b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zul</text:p>
      <text:p text:style-name="P1">rojo</text:p>
      <text:p text:style-name="P1">verd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7T12:53:48.581687016</meta:creation-date>
    <dc:date>2020-01-17T12:54:37.246696356</dc:date>
    <meta:editing-duration>PT51S</meta:editing-duration>
    <meta:editing-cycles>1</meta:editing-cycles>
    <meta:document-statistic meta:table-count="0" meta:image-count="0" meta:object-count="0" meta:page-count="1" meta:paragraph-count="3" meta:word-count="3" meta:character-count="13" meta:non-whitespace-character-count="13"/>
    <meta:generator>LibreOffice/6.0.7.3$Linux_X86_64 LibreOffice_project/00m0$Build-3</meta:generator>
  </office:meta>
</office:document-meta>
</file>